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2-27">
            <text:p>27/02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58">
            <text:p>58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624">
            <text:p>1,624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0.88">
            <text:p>0.88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623.12">
            <text:p>1,623.12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3-02-22">
            <text:p>22/02/2023</text:p>
          </table:table-cell>
          <table:table-cell table:style-name="ce20" office:value-type="date" office:date-value="2023-02-27">
            <text:p>27/02/2023</text:p>
          </table:table-cell>
          <table:table-cell table:style-name="ce28"/>
          <table:table-cell table:style-name="ce34"/>
          <table:table-cell table:style-name="ce39" office:value-type="float" office:value="518.18">
            <text:p>518.18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3-02-22">
            <text:p>22/02/2023</text:p>
          </table:table-cell>
          <table:table-cell table:style-name="ce20" office:value-type="date" office:date-value="2023-02-28">
            <text:p>28/02/2023</text:p>
          </table:table-cell>
          <table:table-cell table:style-name="ce28"/>
          <table:table-cell table:style-name="ce34"/>
          <table:table-cell table:style-name="ce39" office:value-type="float" office:value="466.2">
            <text:p>466.20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3-02-22">
            <text:p>22/02/2023</text:p>
          </table:table-cell>
          <table:table-cell table:style-name="ce20" office:value-type="date" office:date-value="2023-02-28">
            <text:p>28/02/2023</text:p>
          </table:table-cell>
          <table:table-cell table:style-name="ce28"/>
          <table:table-cell table:style-name="ce34"/>
          <table:table-cell table:style-name="ce39" office:value-type="float" office:value="638.74">
            <text:p>638.74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 office:value-type="string">
            <text:p><text:s text:c="2"/>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 office:value-type="string">
            <text:p><text:s/></text:p>
          </table:table-cell>
          <table:table-cell table:style-name="ce28"/>
          <table:table-cell table:style-name="ce34"/>
          <table:table-cell table:style-name="ce39" office:value-type="string">
            <text:p><text:s text:c="2"/>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3-02-22">
            <text:p>22/02/2023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18.18">
            <text:p>518.18 </text:p>
          </table:table-cell>
          <table:table-cell table:style-name="ce52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3-02-22">
            <text:p>22/02/2023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466.2">
            <text:p>466.20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3-02-22">
            <text:p>22/02/2023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638.74">
            <text:p>638.74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date" office:date-value="1899-12-30">
            <text:p>30/12/1899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string" office:string-value="  ">
            <text:p><text:s text:c="2"/>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date" office:date-value="1899-12-30">
            <text:p>30/12/1899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string" office:string-value="  ">
            <text:p><text:s text:c="2"/>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624">
            <text:p>1,624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2">22/02/2023</text:date>, <text:time>14:1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2T14:19:14.65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7" meta:object-count="1"/>
  </office:meta>
</office:document-meta>
</file>